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Chandas" svg:font-family="Chandas" style:font-pitch="variable"/>
    <style:font-face style:name="Ubuntu" svg:font-family="Ubuntu"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072a9d" officeooo:paragraph-rsid="00072a9d"/>
    </style:style>
    <style:style style:name="P2" style:family="paragraph" style:parent-style-name="Heading_20_5">
      <style:text-properties officeooo:rsid="000bcdbb" officeooo:paragraph-rsid="000bcdbb"/>
    </style:style>
    <style:style style:name="P3" style:family="paragraph" style:parent-style-name="Standard">
      <style:text-properties style:font-name="Liberation Mono"/>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text-properties officeooo:rsid="00072a9d" officeooo:paragraph-rsid="00072a9d"/>
    </style:style>
    <style:style style:name="P8" style:family="paragraph" style:parent-style-name="Text_20_body">
      <style:text-properties officeooo:rsid="0008dcca" officeooo:paragraph-rsid="0008dcca"/>
    </style:style>
    <style:style style:name="P9" style:family="paragraph" style:parent-style-name="Text_20_body" style:list-style-name="L4">
      <style:text-properties officeooo:rsid="0008dcca" officeooo:paragraph-rsid="0008dcca"/>
    </style:style>
    <style:style style:name="T1" style:family="text">
      <style:text-properties officeooo:rsid="000102f7"/>
    </style:style>
    <style:style style:name="T2" style:family="text">
      <style:text-properties officeooo:rsid="0001dd09"/>
    </style:style>
    <style:style style:name="T3" style:family="text">
      <style:text-properties officeooo:rsid="00052e10"/>
    </style:style>
    <style:style style:name="T4" style:family="text">
      <style:text-properties style:text-position="super 58%"/>
    </style:style>
    <style:style style:name="T5" style:family="text">
      <style:text-properties style:text-position="super 58%" officeooo:rsid="00052e10"/>
    </style:style>
    <style:style style:name="T6" style:family="text">
      <style:text-properties style:text-position="super 58%" officeooo:rsid="00072a9d"/>
    </style:style>
    <style:style style:name="T7" style:family="text">
      <style:text-properties style:text-position="0% 100%"/>
    </style:style>
    <style:style style:name="T8" style:family="text">
      <style:text-properties style:text-position="0% 100%" officeooo:rsid="000a048a"/>
    </style:style>
    <style:style style:name="T9" style:family="text">
      <style:text-properties fo:font-weight="bold" officeooo:rsid="0008dcca" style:font-weight-asian="bold" style:font-weight-complex="bold"/>
    </style:style>
    <style:style style:name="T10" style:family="text">
      <style:text-properties officeooo:rsid="0008dcca"/>
    </style:style>
    <style:style style:name="T11" style:family="text">
      <style:text-properties style:text-position="sub 58%"/>
    </style:style>
    <style:style style:name="T12" style:family="text">
      <style:text-properties style:text-position="sub 58%" officeooo:rsid="000a048a"/>
    </style:style>
    <style:style style:name="T13" style:family="text">
      <style:text-properties style:text-position="sub 58%" officeooo:rsid="000a68c5"/>
    </style:style>
    <style:style style:name="T14" style:family="text">
      <style:text-properties style:text-position="sub 58%" officeooo:rsid="000bcdbb"/>
    </style:style>
    <style:style style:name="T15" style:family="text">
      <style:text-properties officeooo:rsid="000bcdb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velopment Log</text:p>
      <text:h text:style-name="Heading_20_1" text:outline-level="1">June <text:span text:style-name="T3">3</text:span><text:span text:style-name="T5">rd</text:span></text:h>
      <text:h text:style-name="Heading_20_3" text:outline-level="3">Summary</text:h>
      <text:p text:style-name="Text_20_body">Created 6 simple implementations using canvas 2D. So far I've noticed that the animations aren't very efficient. There seems to be lagging in the FPS. This is expected for the 2D canvas. I've noticed that 2D canvas is good for drawing relatively simple graphics and animations. However, it lacks in its ability to target items in the canvas once they have been drawn. This means that I can only manipulate the abstract data from J<text:span text:style-name="T1">S</text:span> and then draw it accordingly onto the canvas. I've been able to create a grid system, so that drawings scale along with the size of the canvas. It seems that all the coordinate system translations may be costly on performance. I also created a Euclidean and Taxi-cab Distance calculator based on the grid system. </text:p>
      <text:list xml:id="list610522588" text:style-name="L1">
        <text:list-item>
          <text:p text:style-name="P4">00-canvas - creates a full screen canvas</text:p>
        </text:list-item>
        <text:list-item>
          <text:p text:style-name="P4">01-simple-shapes - draws squares on the canvas</text:p>
        </text:list-item>
        <text:list-item>
          <text:p text:style-name="P4">02-grid- implements the grid system for consistent display depending on the size of the canvas</text:p>
        </text:list-item>
        <text:list-item>
          <text:p text:style-name="P4">03-euclidean-distance - calculates the distance between to squares and displays it next to the shapes</text:p>
        </text:list-item>
        <text:list-item>
          <text:p text:style-name="P4">04-taxicab-distance - calculates the taxi-cab distance between to squares.</text:p>
        </text:list-item>
        <text:list-item>
          <text:p text:style-name="P4">05-animation - continuously draws a square that moves. Includes a timeout function in order to stop drawing after n seconds.</text:p>
        </text:list-item>
        <text:list-item>
          <text:p text:style-name="P4">06-animation-queue - ability to queue different animations by using callbacks inside the draw function. This gives the ability to easily script animations one after another</text:p>
        </text:list-item>
      </text:list>
      <text:p text:style-name="P3"/>
      <text:h text:style-name="Heading_20_2" text:outline-level="2">Next steps</text:h>
      <text:list xml:id="list3957642554" text:style-name="L3">
        <text:list-item>
          <text:p text:style-name="P6"><text:span text:style-name="T9">Parametric Animations - </text:span>I would like to implement parametric versions of the animations. Perhaps very basic abstract methods such as translate, rotate, scale, wait, etc., <text:s/>so that animations can be scripted by simply queuing up objects. The objects would likely take parameters such as LENGTH of animation, and a sequence of steps to perform such that the primitive animations can be chained together as rotate-&gt;scale-&gt;rotate, etc. As it stands, right now the animations are scripted in functions. This doesn't have to be the case if I create primitives for animations.</text:p>
        </text:list-item>
        <text:list-item>
          <text:p text:style-name="P6"><text:span text:style-name="T9">Development Server - </text:span>I would like to add a development server using something like Node. I’m not too sure on how to implement this yet, but I have done it before. Using the server will allow me to start coding the JS files as modules instead of gargantuan scripts. This will also be <text:soft-page-break/>very helpful as I will be able to have components completely separately, and further using inheritance to my advantage. Right now, I’m simply copying all the lines from file onto another. Instead, modules will allow me to write a simple script, and then use a class to further extend the functionalities of that object. If any changes need to made to a previous file, then they will be passed down through inheritance. <text:span text:style-name="T10">The reason I would need to add a development server is because the browser considers loading multiple local scripts as a security issue. I’m not sure how the server helps, but I think it has to do with something like the server reads the files and in a sense packages them all together into a single script object that it passes to the browser. </text:span></text:p>
          <text:list>
            <text:list-item>
              <text:p text:style-name="P6">This will change the way in which I write the scripts. Each incremental step will have to be implemented as a class object such that its inheritance can be implemented. <text:span text:style-name="T2">The question arises as to how I should implement the abstract objects such as squares, circles, lines, etc. Ideally, it would seem that each abstract object would hold its own animation information that can be passed up to a larger animation manager of some sorts. It would probably be good to mimic the design pattern used in the video game programming class that I took. That being, an infinite loop that queues update events and then draws the corresponding image onto the screen.</text:span></text:p>
            </text:list-item>
          </text:list>
        </text:list-item>
      </text:list>
      <text:h text:style-name="Heading_20_2" text:outline-level="2">Other Ideas</text:h>
      <text:list xml:id="list2048529711" text:style-name="L2">
        <text:list-item>
          <text:p text:style-name="P5">Image masking operations based on complex animated shapes. For example, having a set of hexagons that float around and reveal a larger image beneath them. The shapes could have a displacement value on the image such that when shapes overlap, they create a 'looking through glass' effect.</text:p>
        </text:list-item>
        <text:list-item>
          <text:p text:style-name="P5">Create a futuristic, iron-man-style graphic that looks like a high-tech selector. For example, a set of semi-circles of different line widths, spinning in different directions and follows the cursor. Taking it a step further, when an item is clicked/selected, the semi-circles transform in such a way that it mimics the shape of the thing being selected (as if the shapes 'grab' the item).</text:p>
        </text:list-item>
        <text:list-item>
          <text:p text:style-name="P5">Create a straight path finding algorithm such that when given two points, it's able to determine 'the simplest' straight line path between them. Here, straight-line means that the line is only drawn displacing along the x or y coordinates. I'm thinking that this would require a grid-node system (a graph), and when traversal reaches a blocked node, it would then determine how to move around the item blocking that node. I imagine the lines as 'snapping' onto the grid lines themselves, such that all lines follow paths along the grid lines. </text:p>
        </text:list-item>
      </text:list>
      <text:p text:style-name="Text_20_body"/>
      <text:h text:style-name="P1" text:outline-level="2">June 4<text:span text:style-name="T4">th</text:span></text:h>
      <text:h text:style-name="P2" text:outline-level="5">Multiple Canvases</text:h>
      <text:p text:style-name="P7">Apparently it’s possible to create multiple canvases overlaid on top of each other and it’s better for performance since the system doesn’t have to continuously redraw objects that don’t change between scene renders. This might also be a good way to implement the futuristic tech graphic mentioned <text:soft-page-break/>earlier. Basically, have the big canvas in the back with whatever graphics, and then have a smaller canvas graphic that is displaced based on the cursor movement. Essentially, the canvas moves to the position of the cursor, and the objects in the canvas continue to play their animations.</text:p>
      <text:h text:style-name="P2" text:outline-level="5">Development Server</text:h>
      <text:p text:style-name="P8">It would be helpful to implement the development server, but I don’t want to deviate to far onto having to learn Node rather than focusing on the canvas rendering techniques.</text:p>
      <text:h text:style-name="P2" text:outline-level="5">Parametric Animations</text:h>
      <text:p text:style-name="P8">I think the next step should be create the parameterized versions of the animations. That way, I can tell an object to move to position <text:span text:style-name="T15">P</text:span><text:span text:style-name="T14">1</text:span>, for N seconds. Expanding upon this, adding easing functions would helpful as well. I’ve found details outlining this using the smooth-step function which very closely mimics the behavior of a modified sinusoidal wave but with better performance. Essentially, this parameterized animation would work something like this: </text:p>
      <text:list xml:id="list461462368" text:style-name="L4">
        <text:list-item>
          <text:p text:style-name="P9">Object A has some position P<text:span text:style-name="T11">0</text:span>, and has to move to position P<text:span text:style-name="T11">1</text:span>.</text:p>
        </text:list-item>
        <text:list-item>
          <text:p text:style-name="P9">Given time T, the position P<text:span text:style-name="T11">x</text:span><text:span text:style-name="T7"> is determined by interpolating between P</text:span><text:span text:style-name="T11">0</text:span><text:span text:style-name="T7"> and P</text:span><text:span text:style-name="T11">1 </text:span><text:span text:style-name="T8">based on T</text:span><text:span text:style-name="T12">normalized</text:span><text:span text:style-name="T7">.</text:span></text:p>
        </text:list-item>
        <text:list-item>
          <text:p text:style-name="P9"><text:span text:style-name="T7">The easing will be controlled by a function f</text:span><text:span text:style-name="T11">ease</text:span><text:span text:style-name="T7">, which will return some value between [0,1] based on time T</text:span><text:span text:style-name="T13">normalized</text:span><text:span text:style-name="T7">.</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Chandas" svg:font-family="Chandas" style:font-pitch="variable"/>
    <style:font-face style:name="Ubuntu" svg:font-family="Ubuntu"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4T12:31:33.998292429</meta:creation-date>
    <dc:date>2022-06-04T14:04:33.025229489</dc:date>
    <meta:editing-duration>PT46M26S</meta:editing-duration>
    <meta:editing-cycles>7</meta:editing-cycles>
    <meta:generator>LibreOffice/6.4.7.2$Linux_X86_64 LibreOffice_project/40$Build-2</meta:generator>
    <meta:document-statistic meta:table-count="0" meta:image-count="0" meta:object-count="0" meta:page-count="3" meta:paragraph-count="29" meta:word-count="1100" meta:character-count="6516" meta:non-whitespace-character-count="5456"/>
  </office:meta>
</office:document-meta>
</file>